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8.5" calcext:value-type="float">
            <text:p>28,5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61" calcext:value-type="float">
            <text:p>161,0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4418604651163" calcext:value-type="float">
            <text:p>3,7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40" calcext:value-type="float">
            <text:p>40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3:.C$154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56])"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number-rows-repeated="10484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2T21:07:50.585000000</dc:date>
    <meta:editing-duration>PT7H22M2S</meta:editing-duration>
    <meta:editing-cycles>89</meta:editing-cycles>
    <meta:generator>LibreOffice/7.4.3.2$Windows_X86_64 LibreOffice_project/1048a8393ae2eeec98dff31b5c133c5f1d08b890</meta:generator>
    <meta:document-statistic meta:table-count="1" meta:cell-count="447" meta:object-count="0"/>
  </office:meta>
</office:document-meta>
</file>